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ntekeningen Interview blok C</text:p>
      <text:p text:style-name="Standard"/>
      <text:p text:style-name="Standard">Eerste vraag: Waarom eigenlijk een webshop</text:p>
      <text:p text:style-name="Standard">Omdat we niet nog een fysieke locatie willen hebbeneen website omdat je daarmee ene groteer bereik hbt door heel nederlands en Belgie.</text:p>
      <text:p text:style-name="Standard">Overal te kunnen leveren in Beligë</text:p>
      <text:p text:style-name="Standard"/>
      <text:p text:style-name="Standard">Uiteindelijk moet er ook naar andere <text:s/>locaties kunnen leveren.</text:p>
      <text:p text:style-name="Standard">Vanaf dag 1 een webshop die ondersteuning heeft van Engels en Nederlands.</text:p>
      <text:p text:style-name="Standard"/>
      <text:p text:style-name="Standard">Op dit moment geen logo maar het moet een pakkend logo zijn voor een dierenwinkel,</text:p>
      <text:p text:style-name="Standard"/>
      <text:p text:style-name="Standard">WWW MijnDierenwinkel .nl </text:p>
      <text:p text:style-name="Standard">Reclame op de website?</text:p>
      <text:p text:style-name="Standard"/>
      <text:p text:style-name="Standard">Afspraken met bedrijven of er reclame op de website mag komen.</text:p>
      <text:p text:style-name="Standard">Andere bedrijven reclame.</text:p>
      <text:p text:style-name="Standard"/>
      <text:p text:style-name="Standard">(een paar reklame mogelijkheden, moet eigen winkle blijven en mag niet teveel opvallen. Mer bieden dan de artikelen)</text:p>
      <text:p text:style-name="Standard"/>
      <text:p text:style-name="Standard">Er moet een sitemap onderaan de website komen.</text:p>
      <text:p text:style-name="Standard"/>
      <text:p text:style-name="Standard">Bij een bestelling moeten de stappen worden laten zien?</text:p>
      <text:p text:style-name="Standard"/>
      <text:p text:style-name="Standard">Beginnen met winklewagen.</text:p>
      <text:p text:style-name="Standard">Als je uit de website gaat dan ben je je winkelwagen kwijt.</text:p>
      <text:p text:style-name="Standard"/>
      <text:p text:style-name="Standard">Als je een bestelling wilt doen dan moet je naar een betalingspagina doen.</text:p>
      <text:p text:style-name="Standard">(Je hoeft het betaalprocess niet echt te moddelleren.)</text:p>
      <text:p text:style-name="Standard"/>
      <text:p text:style-name="Standard">Het product mag niet gelevert worden totdat het betaalprocess is afgerond</text:p>
      <text:p text:style-name="Standard"/>
      <text:p text:style-name="Standard">zit alleen in winkelwagen</text:p>
      <text:p text:style-name="Standard">Daarnaa bestelling.</text:p>
      <text:p text:style-name="Standard">Bestelling betaald.</text:p>
      <text:p text:style-name="Standard">Besteling wordt geleverd.</text:p>
      <text:p text:style-name="Standard"/>
      <text:p text:style-name="Standard">Je kunt een bestelling annuleren. (Maar alleen als hij niet betaald is)</text:p>
      <text:p text:style-name="Standard"/>
      <text:p text:style-name="Standard">(Optioneel. Als de bestelling twee weken niet betaald is dan vervalt de bestelling)</text:p>
      <text:p text:style-name="Standard"/>
      <text:p text:style-name="Standard">Winkelmand wordt niet opgeslagen voor als je van de website afgaat.</text:p>
      <text:p text:style-name="Standard"/>
      <text:p text:style-name="Standard">Inloggen moet veilig gebeuren, Geen cookies en niet onthouden.</text:p>
      <text:p text:style-name="Standard"/>
      <text:p text:style-name="Standard">Suggestie: Laast bekeken items.</text:p>
      <text:p text:style-name="Standard"/>
      <text:p text:style-name="Standard">Gebruikers moeten kunnen registreren en inloggen.</text:p>
      <text:p text:style-name="Standard">Als je een bestaande klant bent dan moet je bestellingen kunne bekijken (Als hij inlogt)</text:p>
      <text:p text:style-name="Standard">Daarnaast moet een gebruiker zijn laatste bestellingen kunnen zien.</text:p>
      <text:p text:style-name="Standard"/>
      <text:p text:style-name="Standard"><text:soft-page-break/>Betalingsmogelijkheden moeten eenvoudig worden (Hoeft niet worden geinplementeerd.</text:p>
      <text:p text:style-name="Standard"/>
      <text:p text:style-name="Standard">Adres van de mensen en afleveradres. Daarnaast kan je een apart factuur adres hebben.</text:p>
      <text:p text:style-name="Standard"/>
      <text:p text:style-name="Standard">Je kunt met de zoekbalk op produceten zoeken en je kan hierin filteren.</text:p>
      <text:p text:style-name="Standard"/>
      <text:p text:style-name="Standard">Social Media Implementatie. (Optioneel. Niet een Must have).</text:p>
      <text:p text:style-name="Standard">(Het is handig dat de website ook op andere browers werkt.)</text:p>
      <text:p text:style-name="Standard"/>
      <text:p text:style-name="Standard">(Not have. Een app waardoor de website ook op tablets en smartphones werkt)</text:p>
      <text:p text:style-name="Standard"/>
      <text:p text:style-name="Standard">Inloggen met facebook. Dit is een mogelijkheid.</text:p>
      <text:p text:style-name="Standard">[Met facebook kan je dat gratis regelen]</text:p>
      <text:p text:style-name="Standard"/>
      <text:p text:style-name="Standard">Wat moet er op de homepage staan.</text:p>
      <text:p text:style-name="Standard"/>
      <text:p text:style-name="Standard">De meest populaire <text:s/>items en acties moeten op de website staan.</text:p>
      <text:p text:style-name="Standard">Je moet hierdoor in de kortingsitems kunnen gaan door middel van de speciale acties.</text:p>
      <text:p text:style-name="Standard">(Bijvoorbeeld 10% korting voor honden artikelen)</text:p>
      <text:p text:style-name="Standard"/>
      <text:p text:style-name="Standard">Categoriën moeten op de website staan.</text:p>
      <text:p text:style-name="Standard"/>
      <text:p text:style-name="Standard">Wat moet er van de klant worden iopgeslagen.</text:p>
      <text:p text:style-name="Standard"/>
      <text:p text:style-name="Standard">Klant: Naam, (Niet verplicht) Geboortedatum [optioneel] Telefoonnummer(s) Adres. Postcode, woonplaats, Email adres.</text:p>
      <text:p text:style-name="Standard"/>
      <text:p text:style-name="Standard">De klant mag meerdere adressen hebben.</text:p>
      <text:p text:style-name="Standard">Per klant bijhouden wat zijn/haar aflever methode is. (thuisbezorgd/afhaalpunt Default kiezen [afleverpunt/adres])</text:p>
      <text:p text:style-name="Standard"/>
      <text:p text:style-name="Standard">Als een klant niet aangeeft wat hij als adres heeft dan is het klantadres het standaard adres om af te leveren.</text:p>
      <text:p text:style-name="Standard"/>
      <text:p text:style-name="Standard">Bij meerdere adressen moet een klant de standaard selecteren.</text:p>
      <text:p text:style-name="Standard"/>
      <text:p text:style-name="Standard">Minder validen moeten</text:p>
      <text:p text:style-name="Standard"/>
      <text:p text:style-name="Standard">Bij de plaatjes moeten ook voor blinde gebruikers extra tekst bij <text:s/>de plaatjes zitten. (ALT = "Plaatje van een kat)</text:p>
      <text:p text:style-name="Standard"/>
      <text:p text:style-name="Standard"/>
      <text:p text:style-name="Standard">Er zitten geen nieuwsbrieven voor bij de webshop.</text:p>
      <text:p text:style-name="Standard"/>
      <text:p text:style-name="Standard">Voor de volgende meeting drie layouts voor de webwinkel maken waaruit worden gekozen. Er is geen idee voor de layout van de webshop.</text:p>
      <text:p text:style-name="Standard"/>
      <text:p text:style-name="Standard">4 Persona's maken voor de winkel.</text:p>
      <text:p text:style-name="Standard">(Alles staat in de opdrachtomschrijving)</text:p>
      <text:p text:style-name="Standard"/>
      <text:p text:style-name="Standard">1 gebruiker</text:p>
      <text:p text:style-name="Standard">1 klant</text:p>
      <text:p text:style-name="Standard"><text:soft-page-break/>1 medewerker</text:p>
      <text:p text:style-name="Standard"/>
      <text:p text:style-name="Standard"/>
      <text:p text:style-name="Standard">Kijken in de blokwijzer wat er moet worden ingelevert.</text:p>
      <text:p text:style-name="Standard"/>
      <text:p text:style-name="Standard">Volgende week kijken naar het datamodel: De persona's, en de layoutvoorstell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tandaard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jst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Bijschrift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tandaardalinea-letterty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9-04-16T11:32:00Z</meta:creation-date>
    <dc:date>2015-12-11T14:26:28.56</dc:date>
    <meta:editing-cycles>72</meta:editing-cycles>
    <meta:editing-duration>PT59M21S</meta:editing-duration>
    <meta:document-statistic meta:table-count="0" meta:image-count="0" meta:object-count="0" meta:page-count="3" meta:paragraph-count="61" meta:word-count="551" meta:character-count="35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